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text-properties officeooo:rsid="004308d1" officeooo:paragraph-rsid="004308d1"/>
    </style:style>
    <style:style style:name="P4" style:family="paragraph" style:parent-style-name="Text_20_body">
      <style:text-properties officeooo:paragraph-rsid="00400e0f"/>
    </style:style>
    <style:style style:name="P5" style:family="paragraph" style:parent-style-name="Text_20_body">
      <style:text-properties officeooo:rsid="00427efd" officeooo:paragraph-rsid="00427efd"/>
    </style:style>
    <style:style style:name="P6" style:family="paragraph" style:parent-style-name="Text_20_body">
      <style:text-properties officeooo:paragraph-rsid="004308d1"/>
    </style:style>
    <style:style style:name="P7" style:family="paragraph" style:parent-style-name="Text_20_body">
      <style:text-properties officeooo:paragraph-rsid="00435d2c"/>
    </style:style>
    <style:style style:name="P8" style:family="paragraph" style:parent-style-name="Text_20_body">
      <style:text-properties officeooo:paragraph-rsid="0044ace0"/>
    </style:style>
    <style:style style:name="P9" style:family="paragraph" style:parent-style-name="Text_20_body">
      <style:text-properties officeooo:rsid="0044f6f2" officeooo:paragraph-rsid="0044f6f2"/>
    </style:style>
    <style:style style:name="P10" style:family="paragraph" style:parent-style-name="Text_20_body">
      <style:text-properties officeooo:paragraph-rsid="0044f6f2"/>
    </style:style>
    <style:style style:name="P11" style:family="paragraph" style:parent-style-name="Text_20_body">
      <style:text-properties officeooo:rsid="00467ef9" officeooo:paragraph-rsid="00467ef9"/>
    </style:style>
    <style:style style:name="P12" style:family="paragraph" style:parent-style-name="Text_20_body">
      <style:text-properties officeooo:paragraph-rsid="0046ffe6"/>
    </style:style>
    <style:style style:name="P13" style:family="paragraph" style:parent-style-name="Text_20_body">
      <style:text-properties officeooo:rsid="004b40e3" officeooo:paragraph-rsid="004b40e3"/>
    </style:style>
    <style:style style:name="P14" style:family="paragraph" style:parent-style-name="Text_20_body">
      <style:text-properties officeooo:paragraph-rsid="004d19d1"/>
    </style:style>
    <style:style style:name="P15" style:family="paragraph" style:parent-style-name="Text_20_body">
      <style:text-properties officeooo:rsid="004d2594" officeooo:paragraph-rsid="004d2594"/>
    </style:style>
    <style:style style:name="P16" style:family="paragraph" style:parent-style-name="Text_20_body">
      <style:text-properties officeooo:paragraph-rsid="005189aa"/>
    </style:style>
    <style:style style:name="P17" style:family="paragraph" style:parent-style-name="Text_20_body">
      <style:text-properties officeooo:paragraph-rsid="005444af"/>
    </style:style>
    <style:style style:name="P18" style:family="paragraph" style:parent-style-name="Heading_20_1">
      <style:text-properties officeooo:rsid="00400e0f" officeooo:paragraph-rsid="00400e0f"/>
    </style:style>
    <style:style style:name="P19" style:family="paragraph" style:parent-style-name="Heading_20_1">
      <style:text-properties officeooo:rsid="00435d2c" officeooo:paragraph-rsid="00435d2c"/>
    </style:style>
    <style:style style:name="P20" style:family="paragraph" style:parent-style-name="Heading_20_1">
      <style:paragraph-properties fo:break-before="page"/>
      <style:text-properties officeooo:rsid="004308d1" officeooo:paragraph-rsid="004308d1"/>
    </style:style>
    <style:style style:name="P21" style:family="paragraph" style:parent-style-name="Heading_20_2">
      <style:text-properties officeooo:rsid="004308d1" officeooo:paragraph-rsid="004308d1"/>
    </style:style>
    <style:style style:name="P22" style:family="paragraph" style:parent-style-name="Heading_20_2">
      <style:text-properties officeooo:rsid="00435d2c" officeooo:paragraph-rsid="00435d2c"/>
    </style:style>
    <style:style style:name="P23" style:family="paragraph" style:parent-style-name="Heading_20_2">
      <style:text-properties officeooo:rsid="0044ace0" officeooo:paragraph-rsid="0044ace0"/>
    </style:style>
    <style:style style:name="P24" style:family="paragraph" style:parent-style-name="Heading_20_2">
      <style:text-properties officeooo:rsid="0044f6f2" officeooo:paragraph-rsid="0044f6f2"/>
    </style:style>
    <style:style style:name="P25" style:family="paragraph" style:parent-style-name="Heading_20_2">
      <style:text-properties officeooo:rsid="00467ef9" officeooo:paragraph-rsid="00467ef9"/>
    </style:style>
    <style:style style:name="P26" style:family="paragraph" style:parent-style-name="Heading_20_2">
      <style:text-properties officeooo:rsid="0046ffe6" officeooo:paragraph-rsid="0046ffe6"/>
    </style:style>
    <style:style style:name="P27" style:family="paragraph" style:parent-style-name="Heading_20_2">
      <style:text-properties officeooo:rsid="004d19d1" officeooo:paragraph-rsid="004d19d1"/>
    </style:style>
    <style:style style:name="P28" style:family="paragraph" style:parent-style-name="Heading_20_2">
      <style:text-properties officeooo:rsid="004d2594" officeooo:paragraph-rsid="004d2594"/>
    </style:style>
    <style:style style:name="P29" style:family="paragraph" style:parent-style-name="Heading_20_2">
      <style:text-properties officeooo:rsid="005189aa" officeooo:paragraph-rsid="005189aa"/>
    </style:style>
    <style:style style:name="P30" style:family="paragraph" style:parent-style-name="Heading_20_2">
      <style:text-properties officeooo:rsid="005444af" officeooo:paragraph-rsid="005444af"/>
    </style:style>
    <style:style style:name="P31" style:family="paragraph" style:parent-style-name="Heading_20_2">
      <style:text-properties officeooo:rsid="00585aab" officeooo:paragraph-rsid="00585aab"/>
    </style:style>
    <style:style style:name="P32" style:family="paragraph" style:parent-style-name="Text_20_body">
      <style:text-properties officeooo:paragraph-rsid="00585aab"/>
    </style:style>
    <style:style style:name="P33" style:family="paragraph" style:parent-style-name="Text_20_body">
      <style:paragraph-properties fo:break-before="page"/>
      <style:text-properties officeooo:paragraph-rsid="00585aab"/>
    </style:style>
    <style:style style:name="T1" style:family="text">
      <style:text-properties officeooo:rsid="00427efd"/>
    </style:style>
    <style:style style:name="T2" style:family="text">
      <style:text-properties officeooo:rsid="004308d1"/>
    </style:style>
    <style:style style:name="T3" style:family="text">
      <style:text-properties officeooo:rsid="00435d2c"/>
    </style:style>
    <style:style style:name="T4" style:family="text">
      <style:text-properties officeooo:rsid="0044273a"/>
    </style:style>
    <style:style style:name="T5" style:family="text">
      <style:text-properties officeooo:rsid="0044ace0"/>
    </style:style>
    <style:style style:name="T6" style:family="text">
      <style:text-properties fo:font-weight="bold" officeooo:rsid="0044ace0" style:font-weight-asian="bold" style:font-weight-complex="bold"/>
    </style:style>
    <style:style style:name="T7" style:family="text">
      <style:text-properties fo:font-weight="normal" officeooo:rsid="0044ace0" style:font-weight-asian="normal" style:font-weight-complex="normal"/>
    </style:style>
    <style:style style:name="T8" style:family="text">
      <style:text-properties fo:font-weight="normal" officeooo:rsid="0046ffe6" style:font-weight-asian="normal" style:font-weight-complex="normal"/>
    </style:style>
    <style:style style:name="T9" style:family="text">
      <style:text-properties officeooo:rsid="0044f6f2"/>
    </style:style>
    <style:style style:name="T10" style:family="text">
      <style:text-properties officeooo:rsid="0046ffe6"/>
    </style:style>
    <style:style style:name="T11" style:family="text">
      <style:text-properties officeooo:rsid="0047528b"/>
    </style:style>
    <style:style style:name="T12" style:family="text">
      <style:text-properties officeooo:rsid="0047fee1"/>
    </style:style>
    <style:style style:name="T13" style:family="text">
      <style:text-properties officeooo:rsid="004d19d1"/>
    </style:style>
    <style:style style:name="T14" style:family="text">
      <style:text-properties officeooo:rsid="004f1817"/>
    </style:style>
    <style:style style:name="T15" style:family="text">
      <style:text-properties officeooo:rsid="005189aa"/>
    </style:style>
    <style:style style:name="T16" style:family="text">
      <style:text-properties officeooo:rsid="005444af"/>
    </style:style>
    <style:style style:name="T17" style:family="text">
      <style:text-properties officeooo:rsid="0056fbc8"/>
    </style:style>
    <style:style style:name="T18" style:family="text">
      <style:text-properties officeooo:rsid="00585aab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6857643" text:style-name="Outline">
        <text:list-item>
          <text:h text:style-name="P18" text:outline-level="1">Orientações para o aconselhamento</text:h>
        </text:list-item>
      </text:list>
      <text:p text:style-name="P4"><text:tab/><text:span text:style-name="T1">Será que é perca de tempo sentar com pessoas mais velhas? Só por que essas pessoas talvez não nos darão o mesmo retorno que alguém mais novo ou mais influente? Isso demonstra a arrogância no coração do l[ider. Também, é importante lembrar que um dia também seremos velhos.</text:span></text:p>
      <text:p text:style-name="P4"/>
      <text:p text:style-name="P5">Exames</text:p>
      <text:p text:style-name="P5">→ É necessário os exames de saúde rotineiros.</text:p>
      <text:p text:style-name="P5">→ Necessário convencer e cuidar para que considerem a ciência</text:p>
      <text:p text:style-name="P5"/>
      <text:p text:style-name="P5">Aconselhamento Individual</text:p>
      <text:p text:style-name="P5">→ Como você está? </text:p>
      <text:p text:style-name="P5">→ Sentar e conversar com esse idoso/idosa</text:p>
      <text:p text:style-name="P5">→ Conversar sobre perdão.</text:p>
      <text:p text:style-name="P5">→ Na casa</text:p>
      <text:p text:style-name="P5"/>
      <text:p text:style-name="P5">Aconselhamento familiar</text:p>
      <text:p text:style-name="P5">→ Problemas familiares e necessidade de chamar a família</text:p>
      <text:p text:style-name="P5"/>
      <text:p text:style-name="P5">Aconselhamento em grupo</text:p>
      <text:p text:style-name="P5">→<text:span text:style-name="T2"> Chá da melhor idade</text:span></text:p>
      <text:list xml:id="list82514192638705" text:continue-numbering="true" text:style-name="Outline">
        <text:list-item>
          <text:h text:style-name="P20" text:outline-level="1">Orientações para a prevenção dos problemas da velhice</text:h>
        </text:list-item>
      </text:list>
      <text:p text:style-name="P6"/>
      <text:list xml:id="list82515139309028" text:continue-numbering="true" text:style-name="Outline">
        <text:list-item>
          <text:list>
            <text:list-item>
              <text:h text:style-name="P21" text:outline-level="2">Estimular um planejamento realista</text:h>
            </text:list-item>
          </text:list>
        </text:list-item>
      </text:list>
      <text:p text:style-name="Text_20_body">→<text:span text:style-name="T2"> </text:span>Processos de aconselhamento “pré-velhice”</text:p>
      <text:p text:style-name="P6">→<text:span text:style-name="T2"> Aposentadoria. O que fazemos hoje que no processo da aposentadoria pode nos ajudar?</text:span></text:p>
      <text:p text:style-name="P6"/>
      <text:list xml:id="list82514237287153" text:continue-numbering="true" text:style-name="Outline">
        <text:list-item>
          <text:list>
            <text:list-item>
              <text:h text:style-name="P21" text:outline-level="2">Estimular atitudes realistas</text:h>
            </text:list-item>
          </text:list>
        </text:list-item>
      </text:list>
      <text:p text:style-name="P6">→<text:span text:style-name="T2"> </text:span></text:p>
      <text:p text:style-name="P6"/>
      <text:list xml:id="list82514118897781" text:continue-numbering="true" text:style-name="Outline">
        <text:list-item>
          <text:list>
            <text:list-item>
              <text:h text:style-name="P22" text:outline-level="2">Estimular o crescimento espiritual</text:h>
            </text:list-item>
          </text:list>
        </text:list-item>
      </text:list>
      <text:p text:style-name="P7">→<text:span text:style-name="T3"> Concedendo oportunidade de atuar em áreas que eles consigam ser relevantes.</text:span></text:p>
      <text:p text:style-name="P7"/>
      <text:list xml:id="list82514758110967" text:continue-numbering="true" text:style-name="Outline">
        <text:list-item>
          <text:h text:style-name="P19" text:outline-level="1">Luto</text:h>
        </text:list-item>
      </text:list>
      <text:p text:style-name="P7">→<text:span text:style-name="T4"> O luto é uma reação natural à perda de qualquer pessoa, objeto ou oportunidade que era importante para nós. Sempre que uma parte da vida se vai ou é tirada de nós, pode ocorrer sentimento de luto.</text:span></text:p>
      <text:p text:style-name="P7">→<text:span text:style-name="T5"> Amenizar o trauma, mas jamais tornar a morte em algo bonito: romantizar.</text:span></text:p>
      <text:p text:style-name="P8">→<text:span text:style-name="T5"> Nós cristãos somos </text:span><text:span text:style-name="T6">confortados </text:span><text:span text:style-name="T5">pela </text:span><text:span text:style-name="T6">certeza da ressurreição</text:span><text:span text:style-name="T7">, mas isso não elimina a dor ou vazio da separação.</text:span></text:p>
      <text:p text:style-name="P6">→<text:span text:style-name="T5"> A bíblia está cheia de relatos sobre a morte e o luto de muitas pessoas,</text:span></text:p>
      <text:list xml:id="list82514147590497" text:continue-numbering="true" text:style-name="Outline">
        <text:list-item>
          <text:list>
            <text:list-item>
              <text:h text:style-name="P23" text:outline-level="2">Cristo deu outro sentido ao luto</text:h>
            </text:list-item>
          </text:list>
        </text:list-item>
      </text:list>
      <text:p text:style-name="P8">→<text:span text:style-name="T5"> Para o cristão, a morte não é o fim da existência; ela é o começo da vida eterna</text:span></text:p>
      <text:list xml:id="list82514774883688" text:continue-numbering="true" text:style-name="Outline">
        <text:list-item>
          <text:list>
            <text:list-item>
              <text:h text:style-name="Heading_20_2" text:outline-level="2"><text:soft-page-break/>Cristo demonstrou a importância do luto</text:h>
            </text:list-item>
          </text:list>
        </text:list-item>
      </text:list>
      <text:p text:style-name="Text_20_body">→<text:span text:style-name="T5"> Em seu ministério ele falou sobre o sofrimento “Bem aventurados os que choram, pois serão consolados.</text:span></text:p>
      <text:p text:style-name="Text_20_body"/>
      <text:list xml:id="list82514112592130" text:continue-numbering="true" text:style-name="Outline">
        <text:list-item>
          <text:list>
            <text:list-item>
              <text:h text:style-name="P24" text:outline-level="2">Lidando com o luto</text:h>
            </text:list-item>
          </text:list>
        </text:list-item>
      </text:list>
      <text:p text:style-name="P10">→<text:span text:style-name="T9"> Existem ao menos 4 estágios no processo do luto</text:span></text:p>
      <text:p text:style-name="P10">→<text:span text:style-name="T9"> Aceitar a realidade da perda</text:span></text:p>
      <text:p text:style-name="P10">→<text:span text:style-name="T9"> Admitir a dor da perda (desligar os laços)</text:span></text:p>
      <text:p text:style-name="P10">→<text:span text:style-name="T9"> Ajustar <text:s/>se ao ambiente onde a pessoa falecida já nõa mias se encontra</text:span></text:p>
      <text:p text:style-name="P10">→<text:span text:style-name="T9"> </text:span><text:s/><text:span text:style-name="T9">Estabelelcer novos relacionamentos</text:span></text:p>
      <text:p text:style-name="P9">→ Novos relacionamentos</text:p>
      <text:p text:style-name="P9"/>
      <text:p text:style-name="P11">Quando o luto mantém a pessoa presa ao falecido e a impede se seguir em frente, ele se torna anormal, patol[ogico e complicado, porque existe negação do acontecido e desvio nas expressõe</text:p>
      <text:p text:style-name="P11"/>
      <text:list xml:id="list82514112320253" text:continue-numbering="true" text:style-name="Outline">
        <text:list-item>
          <text:list>
            <text:list-item>
              <text:h text:style-name="P25" text:outline-level="2">A prvsibilidade do luto</text:h>
            </text:list-item>
            <text:list-item>
              <text:h text:style-name="Heading_20_2" text:outline-level="2">→<text:span text:style-name="T10"> </text:span><text:span text:style-name="T8">...</text:span></text:h>
            </text:list-item>
            <text:list-item>
              <text:h text:style-name="P26" text:outline-level="2">O tipo da perda</text:h>
            </text:list-item>
          </text:list>
        </text:list-item>
      </text:list>
      <text:p text:style-name="P12">→…</text:p>
      <text:list xml:id="list82515887363899" text:continue-numbering="true" text:style-name="Outline">
        <text:list-item>
          <text:list>
            <text:list-item>
              <text:h text:style-name="P26" text:outline-level="2">Crenças</text:h>
            </text:list-item>
          </text:list>
        </text:list-item>
      </text:list>
      <text:p text:style-name="P12">→<text:span text:style-name="T10"> Será que essa convicção está em nosso coração?</text:span></text:p>
      <text:list xml:id="list82515396807793" text:continue-numbering="true" text:style-name="Outline">
        <text:list-item>
          <text:list>
            <text:list-item>
              <text:h text:style-name="P26" text:outline-level="2">Histórico de vida e personalidade</text:h>
            </text:list-item>
          </text:list>
        </text:list-item>
      </text:list>
      <text:p text:style-name="P12">→<text:span text:style-name="T10"> Dependência </text:span></text:p>
      <text:list xml:id="list82514657034268" text:continue-numbering="true" text:style-name="Outline">
        <text:list-item>
          <text:list>
            <text:list-item>
              <text:h text:style-name="P26" text:outline-level="2"><text:soft-page-break/>Ambiente social</text:h>
            </text:list-item>
          </text:list>
        </text:list-item>
      </text:list>
      <text:p text:style-name="P12">→<text:span text:style-name="T10"> Repreensão do choro ou liberdade </text:span><text:span text:style-name="T11">para chorar</text:span><text:span text:style-name="T10">?</text:span></text:p>
      <text:list xml:id="list82515473813446" text:continue-numbering="true" text:style-name="Outline">
        <text:list-item>
          <text:list>
            <text:list-item>
              <text:h text:style-name="Heading_20_2" text:outline-level="2"><text:s/><text:span text:style-name="T12">Circunstâncias que acompanham a morte</text:span></text:h>
            </text:list-item>
          </text:list>
        </text:list-item>
      </text:list>
      <text:p text:style-name="Text_20_body">→<text:span text:style-name="T12"> Parentesco, idade, acidente, etc.</text:span></text:p>
      <text:p text:style-name="Text_20_body"/>
      <text:p text:style-name="P13">=== INTERVALO ===</text:p>
      <text:p text:style-name="P13"/>
      <text:list xml:id="list82516144470565" text:continue-numbering="true" text:style-name="Outline">
        <text:list-item>
          <text:list>
            <text:list-item>
              <text:h text:style-name="P27" text:outline-level="2">Efeitos emocionais e cognitivos</text:h>
            </text:list-item>
          </text:list>
        </text:list-item>
      </text:list>
      <text:p text:style-name="P14">→<text:span text:style-name="T13"> Choque, entorpecimento, negação, choro intenso, e as vezes prostração</text:span></text:p>
      <text:p text:style-name="P14"/>
      <text:list xml:id="list82515660941284" text:continue-numbering="true" text:style-name="Outline">
        <text:list-item>
          <text:list>
            <text:list-item>
              <text:h text:style-name="P28" text:outline-level="2">Orientações de aconselhamento no luto normal</text:h>
            </text:list-item>
          </text:list>
        </text:list-item>
      </text:list>
      <text:p text:style-name="P15">→ Maiores rescursos de auxílio</text:p>
      <text:p text:style-name="P15">→ Familiares, amigos, pastores e médicos (não necessáriamente nessa ordem)</text:p>
      <text:p text:style-name="P15">→<text:span text:style-name="T14"> Presença é mais importante do que os sermões</text:span></text:p>
      <text:p text:style-name="P15">→<text:span text:style-name="T15"> Receptivo aos excesso de choros. Birra is ok.</text:span></text:p>
      <text:p text:style-name="P15">→<text:span text:style-name="T15"> Respeite a solitude dos outros</text:span></text:p>
      <text:p text:style-name="P15">→<text:span text:style-name="T15"> Ajude ela a tomar decisões</text:span></text:p>
      <text:p text:style-name="P15">→<text:span text:style-name="T15"> Não desistimular cerimônias fúnebres</text:span></text:p>
      <text:p text:style-name="P15"><text:s/>→<text:span text:style-name="T15"> Dar apoio e não estimular dependencia emocional</text:span></text:p>
      <text:list xml:id="list82515311560550" text:continue-numbering="true" text:style-name="Outline">
        <text:list-item>
          <text:list>
            <text:list-item>
              <text:h text:style-name="P29" text:outline-level="2"/>
            </text:list-item>
            <text:list-item>
              <text:h text:style-name="P29" text:outline-level="2">Orientações de aconselhamento no luto patológico</text:h>
            </text:list-item>
          </text:list>
        </text:list-item>
      </text:list>
      <text:p text:style-name="P16">→ <text:span text:style-name="T16">Encaminhamento à um psicólogo</text:span></text:p>
      <text:p text:style-name="P16">→<text:span text:style-name="T16"> Acompanhamento bíblico</text:span></text:p>
      <text:list xml:id="list82515076930625" text:continue-numbering="true" text:style-name="Outline">
        <text:list-item>
          <text:list>
            <text:list-item>
              <text:h text:style-name="P30" text:outline-level="2"><text:soft-page-break/>Orientações para o aconselhamento de crianças enlutadas</text:h>
            </text:list-item>
          </text:list>
        </text:list-item>
      </text:list>
      <text:p text:style-name="P17">→<text:span text:style-name="T16"> Orientada e levada ao fúnebre</text:span></text:p>
      <text:p text:style-name="P17"/>
      <text:list xml:id="list82516118425122" text:continue-numbering="true" text:style-name="Outline">
        <text:list-item>
          <text:list>
            <text:list-item>
              <text:h text:style-name="P30" text:outline-level="2">Orientações para o aconselhamento quando crianças morrem</text:h>
            </text:list-item>
          </text:list>
        </text:list-item>
      </text:list>
      <text:p text:style-name="P17">→<text:span text:style-name="T16"> Independente da idade, para os pais esse luto é doloroso</text:span></text:p>
      <text:p text:style-name="P17">→<text:span text:style-name="T17"> Ajudados a expressar seus sentimentos.</text:span></text:p>
      <text:p text:style-name="P17"/>
      <text:list xml:id="list82515146855601" text:continue-numbering="true" text:style-name="Outline">
        <text:list-item>
          <text:list>
            <text:list-item>
              <text:h text:style-name="P31" text:outline-level="2">Orientações para a prevenção</text:h>
            </text:list-item>
          </text:list>
        </text:list-item>
      </text:list>
      <text:p text:style-name="P32">→<text:span text:style-name="T18"> É lógico que não está em nosso poder evitar o luto. Mas de uma forma sadia, nossos relacionamentos podem ter liberdade para falar a respeito.</text:span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officeooo:rsid="004308d1" officeooo:paragraph-rsid="004308d1"/>
    </style:style>
    <style:style style:name="MP3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5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MP2"><draw:frame draw:style-name="Mfr1" draw:name="Image2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MP3"><text:page-number text:select-page="current">6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8:47:01.248511700</meta:creation-date>
    <dc:title>CTM</dc:title>
    <meta:editing-duration>PT1H32M26S</meta:editing-duration>
    <meta:editing-cycles>19</meta:editing-cycles>
    <meta:generator>LibreOffice/6.4.7.2$Linux_X86_64 LibreOffice_project/40$Build-2</meta:generator>
    <dc:date>2021-10-14T08:25:13.919557894</dc:date>
    <meta:document-statistic meta:table-count="0" meta:image-count="5" meta:object-count="0" meta:page-count="6" meta:paragraph-count="76" meta:word-count="591" meta:character-count="3499" meta:non-whitespace-character-count="2976"/>
    <meta:template xlink:type="simple" xlink:actuate="onRequest" xlink:title="CTM" xlink:href="../../../../../Templates/CTM.ott" meta:date="2021-10-11T18:47:00.660105338"/>
  </office:meta>
</office:document-meta>
</file>